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padding="0in" fo:border="none"/>
      <style:text-properties style:font-name="Nimbus Sans L" fo:font-size="12pt" officeooo:rsid="00031c76" officeooo:paragraph-rsid="00031c76" style:font-size-asian="10.5pt" style:font-size-complex="12pt"/>
    </style:style>
    <style:style style:name="P2" style:family="paragraph" style:parent-style-name="Text_20_body">
      <style:paragraph-properties fo:padding="0in" fo:border="none"/>
      <style:text-properties style:font-name="Nimbus Sans L" fo:font-size="12pt" officeooo:rsid="000d9bd0" officeooo:paragraph-rsid="000d9bd0" style:font-size-asian="10.5pt" style:font-size-complex="12pt"/>
    </style:style>
    <style:style style:name="P3" style:family="paragraph" style:parent-style-name="Text_20_body">
      <style:paragraph-properties fo:padding="0in" fo:border="none"/>
      <style:text-properties style:font-name="Nimbus Sans L" fo:font-size="12pt" officeooo:rsid="000eb538" officeooo:paragraph-rsid="000eb538" style:font-size-asian="10.5pt" style:font-size-complex="12pt"/>
    </style:style>
    <style:style style:name="P4" style:family="paragraph" style:parent-style-name="Preformatted_20_Text">
      <style:paragraph-properties fo:margin-top="0in" fo:margin-bottom="0.1965in" style:contextual-spacing="false" fo:background-color="#000000">
        <style:background-image/>
      </style:paragraph-properties>
      <style:text-properties fo:color="#89bdff" fo:font-size="8pt" officeooo:paragraph-rsid="00259296" style:font-size-asian="8pt" style:font-size-complex="8pt"/>
    </style:style>
    <style:style style:name="P5" style:family="paragraph" style:parent-style-name="Preformatted_20_Text">
      <style:paragraph-properties fo:background-color="#000000">
        <style:background-image/>
      </style:paragraph-properties>
      <style:text-properties fo:color="#f8f8f8" fo:font-size="8pt" style:font-size-asian="8pt" style:font-size-complex="8pt"/>
    </style:style>
    <style:style style:name="P6" style:family="paragraph" style:parent-style-name="Preformatted_20_Text">
      <style:paragraph-properties fo:background-color="#000000">
        <style:background-image/>
      </style:paragraph-properties>
      <style:text-properties fo:color="#f8f8f8" fo:font-size="8pt" officeooo:paragraph-rsid="0013d732" style:font-size-asian="8pt" style:font-size-complex="8pt"/>
    </style:style>
    <style:style style:name="P7" style:family="paragraph" style:parent-style-name="Preformatted_20_Text">
      <style:paragraph-properties fo:background-color="#000000">
        <style:background-image/>
      </style:paragraph-properties>
      <style:text-properties fo:color="#89bdff" fo:font-size="8pt" style:font-size-asian="8pt" style:font-size-complex="8pt"/>
    </style:style>
    <style:style style:name="P8" style:family="paragraph" style:parent-style-name="Preformatted_20_Text">
      <style:paragraph-properties fo:background-color="#000000">
        <style:background-image/>
      </style:paragraph-properties>
      <style:text-properties fo:color="#89bdff" fo:font-size="8pt" officeooo:paragraph-rsid="0013d732" style:font-size-asian="8pt" style:font-size-complex="8pt"/>
    </style:style>
    <style:style style:name="P9" style:family="paragraph" style:parent-style-name="Preformatted_20_Text">
      <style:paragraph-properties fo:background-color="#000000">
        <style:background-image/>
      </style:paragraph-properties>
      <style:text-properties fo:font-size="8pt" style:font-size-asian="8pt" style:font-size-complex="8pt"/>
    </style:style>
    <style:style style:name="P10" style:family="paragraph" style:parent-style-name="Preformatted_20_Text">
      <style:paragraph-properties fo:background-color="#000000">
        <style:background-image/>
      </style:paragraph-properties>
      <style:text-properties fo:font-size="8pt" officeooo:paragraph-rsid="0013d732" style:font-size-asian="8pt" style:font-size-complex="8pt"/>
    </style:style>
    <style:style style:name="P11" style:family="paragraph" style:parent-style-name="Title">
      <style:text-properties fo:font-size="28pt" style:font-size-asian="28pt" style:font-size-complex="28pt"/>
    </style:style>
    <style:style style:name="P12" style:family="paragraph" style:parent-style-name="Text_20_body">
      <style:paragraph-properties fo:text-align="justify" style:justify-single-word="false" fo:padding="0in" fo:border="none"/>
      <style:text-properties style:font-name="Nimbus Sans L" fo:font-size="12pt" officeooo:rsid="00031c76" officeooo:paragraph-rsid="000d9bd0" style:font-size-asian="10.5pt" style:font-size-complex="12pt"/>
    </style:style>
    <style:style style:name="P13" style:family="paragraph" style:parent-style-name="Text_20_body">
      <style:paragraph-properties fo:text-align="justify" style:justify-single-word="false" fo:padding="0in" fo:border="none"/>
      <style:text-properties style:font-name="Nimbus Sans L" fo:font-size="12pt" officeooo:rsid="000a5fe8" officeooo:paragraph-rsid="000a5fe8" style:font-size-asian="10.5pt" style:font-size-complex="12pt"/>
    </style:style>
    <style:style style:name="P14" style:family="paragraph" style:parent-style-name="Text_20_body">
      <style:paragraph-properties fo:padding="0in" fo:border="none"/>
      <style:text-properties style:font-name="Nimbus Sans L" fo:font-size="2pt" officeooo:rsid="00031c76" officeooo:paragraph-rsid="00259296" style:font-size-asian="2pt" style:font-size-complex="2pt"/>
    </style:style>
    <style:style style:name="P15" style:family="paragraph" style:parent-style-name="Text_20_body">
      <style:paragraph-properties fo:text-align="justify" style:justify-single-word="false" fo:padding="0in" fo:border="none"/>
      <style:text-properties style:font-name="Nimbus Sans L" officeooo:rsid="00031c76" officeooo:paragraph-rsid="00031c76"/>
    </style:style>
    <style:style style:name="P16" style:family="paragraph" style:parent-style-name="Text_20_body">
      <style:paragraph-properties fo:padding="0in" fo:border="none"/>
      <style:text-properties officeooo:paragraph-rsid="000eb538"/>
    </style:style>
    <style:style style:name="P17" style:family="paragraph" style:parent-style-name="Text_20_body">
      <style:paragraph-properties fo:text-align="justify" style:justify-single-word="false" fo:padding="0in" fo:border="none"/>
      <style:text-properties officeooo:rsid="001736d0" officeooo:paragraph-rsid="00196210"/>
    </style:style>
    <style:style style:name="P18" style:family="paragraph" style:parent-style-name="Text_20_body">
      <style:paragraph-properties fo:text-align="justify" style:justify-single-word="false" fo:padding="0in" fo:border="none"/>
      <style:text-properties officeooo:rsid="001736d0" officeooo:paragraph-rsid="001736d0"/>
    </style:style>
    <style:style style:name="P19" style:family="paragraph" style:parent-style-name="Text_20_body">
      <style:paragraph-properties fo:text-align="justify" style:justify-single-word="false" fo:padding="0in" fo:border="none"/>
      <style:text-properties officeooo:rsid="001bb71f" officeooo:paragraph-rsid="001bb71f"/>
    </style:style>
    <style:style style:name="P20" style:family="paragraph" style:parent-style-name="Text_20_body">
      <style:paragraph-properties fo:padding="0in" fo:border="none"/>
      <style:text-properties fo:font-weight="bold" officeooo:rsid="001cd2e7" officeooo:paragraph-rsid="001cd2e7" style:font-weight-asian="bold" style:font-weight-complex="bold"/>
    </style:style>
    <style:style style:name="P21" style:family="paragraph" style:parent-style-name="Text_20_body">
      <style:paragraph-properties fo:padding="0in" fo:border="none"/>
      <style:text-properties officeooo:paragraph-rsid="00259296"/>
    </style:style>
    <style:style style:name="P22" style:family="paragraph" style:parent-style-name="Text_20_body">
      <style:paragraph-properties fo:padding="0in" fo:border="none"/>
      <style:text-properties fo:color="#808080" officeooo:paragraph-rsid="0025b15b"/>
    </style:style>
    <style:style style:name="P23" style:family="paragraph" style:parent-style-name="Text_20_body">
      <style:paragraph-properties fo:text-align="justify" style:justify-single-word="false" fo:padding="0in" fo:border="none"/>
      <style:text-properties officeooo:paragraph-rsid="00160745"/>
    </style:style>
    <style:style style:name="P24" style:family="paragraph" style:parent-style-name="Text_20_body">
      <style:paragraph-properties fo:text-align="justify" style:justify-single-word="false" fo:padding="0in" fo:border="none"/>
      <style:text-properties officeooo:paragraph-rsid="001e5323"/>
    </style:style>
    <style:style style:name="P25" style:family="paragraph" style:parent-style-name="Text_20_body">
      <style:paragraph-properties fo:text-align="justify" style:justify-single-word="false" fo:padding="0in" fo:border="none"/>
      <style:text-properties officeooo:paragraph-rsid="00203a5b"/>
    </style:style>
    <style:style style:name="P26" style:family="paragraph" style:parent-style-name="Heading_20_1">
      <style:text-properties officeooo:rsid="00031c76" officeooo:paragraph-rsid="00031c76"/>
    </style:style>
    <style:style style:name="T1" style:family="text">
      <style:text-properties style:font-name="Nimbus Mono L"/>
    </style:style>
    <style:style style:name="T2" style:family="text">
      <style:text-properties style:font-name="Nimbus Mono L" fo:font-size="12pt" officeooo:rsid="00031c76" style:font-size-asian="10.5pt" style:font-size-complex="12pt"/>
    </style:style>
    <style:style style:name="T3" style:family="text">
      <style:text-properties officeooo:rsid="00048e23"/>
    </style:style>
    <style:style style:name="T4" style:family="text">
      <style:text-properties officeooo:rsid="00056a1b"/>
    </style:style>
    <style:style style:name="T5" style:family="text">
      <style:text-properties fo:font-style="italic" style:font-style-asian="italic" style:font-style-complex="italic"/>
    </style:style>
    <style:style style:name="T6" style:family="text">
      <style:text-properties officeooo:rsid="000bc1e5"/>
    </style:style>
    <style:style style:name="T7" style:family="text">
      <style:text-properties officeooo:rsid="000d9bd0"/>
    </style:style>
    <style:style style:name="T8" style:family="text">
      <style:text-properties style:font-name="Nimbus Sans L"/>
    </style:style>
    <style:style style:name="T9" style:family="text">
      <style:text-properties style:font-name="Nimbus Sans L" fo:font-size="12pt" style:font-size-asian="10.5pt" style:font-size-complex="12pt"/>
    </style:style>
    <style:style style:name="T10" style:family="text">
      <style:text-properties style:font-name="Nimbus Sans L" fo:font-size="12pt" officeooo:rsid="000eb538" style:font-size-asian="10.5pt" style:font-size-complex="12pt"/>
    </style:style>
    <style:style style:name="T11" style:family="text">
      <style:text-properties style:font-name="Nimbus Sans L" fo:font-size="12pt" officeooo:rsid="00031c76" style:font-size-asian="10.5pt" style:font-size-complex="12pt"/>
    </style:style>
    <style:style style:name="T12" style:family="text">
      <style:text-properties style:font-name="Nimbus Sans L" fo:font-size="12pt" officeooo:rsid="00048e23" style:font-size-asian="10.5pt" style:font-size-complex="12pt"/>
    </style:style>
    <style:style style:name="T13" style:family="text">
      <style:text-properties style:font-name="Nimbus Sans L" officeooo:rsid="00089c4e"/>
    </style:style>
    <style:style style:name="T14" style:family="text">
      <style:text-properties style:font-name="Nimbus Sans L" officeooo:rsid="0014eaaf"/>
    </style:style>
    <style:style style:name="T15" style:family="text">
      <style:text-properties style:font-name="Nimbus Sans L" officeooo:rsid="001486b9"/>
    </style:style>
    <style:style style:name="T16" style:family="text">
      <style:text-properties style:font-name="Nimbus Sans L" fo:font-style="italic" style:font-style-asian="italic" style:font-style-complex="italic"/>
    </style:style>
    <style:style style:name="T17" style:family="text">
      <style:text-properties style:font-name="Nimbus Sans L" officeooo:rsid="00196210"/>
    </style:style>
    <style:style style:name="T18" style:family="text">
      <style:text-properties style:font-name="Nimbus Sans L" officeooo:rsid="001bb71f"/>
    </style:style>
    <style:style style:name="T19" style:family="text">
      <style:text-properties style:font-name="Nimbus Sans L" officeooo:rsid="001cd2e7"/>
    </style:style>
    <style:style style:name="T20" style:family="text">
      <style:text-properties style:font-name="Nimbus Sans L" officeooo:rsid="001e5323"/>
    </style:style>
    <style:style style:name="T21" style:family="text">
      <style:text-properties style:font-name="Nimbus Sans L" officeooo:rsid="00203a5b"/>
    </style:style>
    <style:style style:name="T22" style:family="text">
      <style:text-properties style:font-name="Nimbus Sans L" officeooo:rsid="002479a0"/>
    </style:style>
    <style:style style:name="T23" style:family="text">
      <style:text-properties style:font-name="Nimbus Sans L" fo:font-size="8pt" officeooo:rsid="00259296" style:font-size-asian="8pt" style:font-size-complex="8pt"/>
    </style:style>
    <style:style style:name="T24" style:family="text">
      <style:text-properties style:font-name="Nimbus Sans L" fo:font-size="8pt" officeooo:rsid="000eb538" style:font-size-asian="8pt" style:font-size-complex="8pt"/>
    </style:style>
    <style:style style:name="T25" style:family="text">
      <style:text-properties fo:color="#89bdff"/>
    </style:style>
    <style:style style:name="T26" style:family="text">
      <style:text-properties fo:color="#65b042"/>
    </style:style>
    <style:style style:name="T27" style:family="text">
      <style:text-properties fo:color="#f8f8f8"/>
    </style:style>
    <style:style style:name="T28" style:family="text">
      <style:text-properties fo:color="#f8f8f8" officeooo:rsid="000eb538"/>
    </style:style>
    <style:style style:name="T29" style:family="text">
      <style:text-properties fo:color="#f8f8f8" style:font-name="Nimbus Sans L" fo:font-size="12pt" style:font-size-asian="10.5pt" style:font-size-complex="12pt"/>
    </style:style>
    <style:style style:name="T30" style:family="text">
      <style:text-properties fo:color="#f8f8f8" style:font-name="Nimbus Sans L" fo:font-size="12pt" officeooo:rsid="000eb538" style:font-size-asian="10.5pt" style:font-size-complex="12pt"/>
    </style:style>
    <style:style style:name="T31" style:family="text">
      <style:text-properties fo:color="#f8f8f8" fo:font-size="8pt" officeooo:rsid="000eb538" style:font-size-asian="8pt" style:font-size-complex="8pt"/>
    </style:style>
    <style:style style:name="T32" style:family="text">
      <style:text-properties style:font-name="Nimbus Mono L" officeooo:rsid="00196210"/>
    </style:style>
    <style:style style:name="T33" style:family="text">
      <style:text-properties style:font-name="Nimbus Mono L" officeooo:rsid="002479a0"/>
    </style:style>
    <style:style style:name="T34" style:family="text">
      <style:text-properties style:font-name="Nimbus Sans L" officeooo:rsid="002479a0"/>
    </style:style>
    <style:style style:name="T35" style:family="text">
      <style:text-properties officeooo:rsid="000eb538"/>
    </style:style>
    <style:style style:name="T36" style:family="text">
      <style:text-properties fo:color="#c0c0c0" style:font-name="Nimbus Sans L" fo:font-size="8pt" officeooo:rsid="00259296" style:font-size-asian="8pt" style:font-size-complex="8pt"/>
    </style:style>
    <style:style style:name="T37" style:family="text">
      <style:text-properties fo:color="#c0c0c0" style:font-name="Nimbus Sans L" fo:font-size="8pt" officeooo:rsid="000eb538" style:font-size-asian="8pt" style:font-size-complex="8pt"/>
    </style:style>
    <style:style style:name="T38" style:family="text">
      <style:text-properties fo:color="#c0c0c0" fo:font-size="8pt" officeooo:rsid="00259296" style:font-size-asian="8pt" style:font-size-complex="8pt"/>
    </style:style>
    <style:style style:name="T39" style:family="text">
      <style:text-properties fo:color="#c0c0c0" fo:font-size="8pt" officeooo:rsid="000eb538" style:font-size-asian="8pt" style:font-size-complex="8pt"/>
    </style:style>
    <style:style style:name="T40" style:family="text">
      <style:text-properties fo:color="#000000" style:font-name="Nimbus Sans L" fo:font-size="12pt" officeooo:rsid="00259296"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ation</text:p>
      <text:h text:style-name="P26" text:outline-level="1">Introduction</text:h>
      <text:p text:style-name="P15">This <text:span text:style-name="T4">experiment is made to become familiar with the JMS Serializer. It allows to annotate the models to be converted to XML. It also supports to unmarshal XML which means that you can convert a given XML back to an appropriate object.</text:span></text:p>
      <text:h text:style-name="Heading_20_1" text:outline-level="1">Installation</text:h>
      <text:p text:style-name="P1">Run <text:span text:style-name="T1">./init.sh </text:span>.</text:p>
      <text:h text:style-name="Heading_20_1" text:outline-level="1">Execution</text:h>
      <text:p text:style-name="P21"><text:span text:style-name="T11">Run </text:span><text:span text:style-name="T2">./run.sh</text:span><text:span text:style-name="T11"> . You should see </text:span><text:span text:style-name="T12">the following output.</text:span></text:p>
      <text:p text:style-name="P14"><text:span text:style-name="T28">######################################################################</text:span></text:p>
      <text:p text:style-name="P6"># Test 0: Serialization of a model (including two arrays) </text:p>
      <text:p text:style-name="P6">######################################################################</text:p>
      <text:p text:style-name="P8">&lt;?xml version=<text:span text:style-name="T26">"1.0"</text:span> encoding=<text:span text:style-name="T26">"UTF-8"</text:span>?&gt;</text:p>
      <text:p text:style-name="P8">&lt;Cps&gt;</text:p>
      <text:p text:style-name="P6"><text:s text:c="2"/><text:span text:style-name="T25">&lt;DefaultNic&gt;</text:span>DefaultNic<text:span text:style-name="T25">&lt;/DefaultNic&gt;</text:span></text:p>
      <text:p text:style-name="P6"><text:s text:c="2"/><text:span text:style-name="T25">&lt;Description&gt;</text:span>Description<text:span text:style-name="T25">&lt;/Description&gt;</text:span></text:p>
      <text:p text:style-name="P6"><text:s text:c="2"/><text:span text:style-name="T25">&lt;EmptyArray/&gt;</text:span></text:p>
      <text:p text:style-name="P6"><text:s text:c="2"/><text:span text:style-name="T25">&lt;Id&gt;</text:span>1<text:span text:style-name="T25">&lt;/Id&gt;</text:span></text:p>
      <text:p text:style-name="P6"><text:s text:c="2"/><text:span text:style-name="T25">&lt;InterfaceList&gt;</text:span></text:p>
      <text:p text:style-name="P6"><text:s text:c="4"/><text:span text:style-name="T25">&lt;Interface&gt;</text:span>test1<text:span text:style-name="T25">&lt;/Interface&gt;</text:span></text:p>
      <text:p text:style-name="P6"><text:s text:c="4"/><text:span text:style-name="T25">&lt;Interface&gt;</text:span>test2<text:span text:style-name="T25">&lt;/Interface&gt;</text:span></text:p>
      <text:p text:style-name="P6"><text:s text:c="4"/><text:span text:style-name="T25">&lt;Interface&gt;</text:span>test3<text:span text:style-name="T25">&lt;/Interface&gt;</text:span></text:p>
      <text:p text:style-name="P6"><text:s text:c="2"/><text:span text:style-name="T25">&lt;/InterfaceList&gt;</text:span></text:p>
      <text:p text:style-name="P6"><text:s text:c="2"/><text:span text:style-name="T25">&lt;Ip&gt;</text:span>Ip<text:span text:style-name="T25">&lt;/Ip&gt;</text:span></text:p>
      <text:p text:style-name="P6"><text:s text:c="2"/><text:span text:style-name="T25">&lt;Name&gt;</text:span>Name<text:span text:style-name="T25">&lt;/Name&gt;</text:span></text:p>
      <text:p text:style-name="P8">&lt;/Cps&gt;</text:p>
      <text:p text:style-name="P6">----------------------------------------------------------------------</text:p>
      <text:p text:style-name="P6">Model Object</text:p>
      <text:p text:style-name="P6">(</text:p>
      <text:p text:style-name="P6"><text:s text:c="4"/>[name:protected] =&gt; Name</text:p>
      <text:p text:style-name="P6"><text:s text:c="4"/>[description:protected] =&gt; Description</text:p>
      <text:p text:style-name="P6"><text:s text:c="4"/>[id:protected] =&gt; 1</text:p>
      <text:p text:style-name="P6"><text:s text:c="4"/>[default_nic:protected] =&gt; DefaultNic</text:p>
      <text:p text:style-name="P6"><text:s text:c="4"/>[ip:protected] =&gt; Ip</text:p>
      <text:p text:style-name="P6"><text:s text:c="4"/>[interfaces:protected] =&gt; Array</text:p>
      <text:p text:style-name="P6"><text:s text:c="8"/>(</text:p>
      <text:p text:style-name="P6"><text:s text:c="12"/>[0] =&gt; test1</text:p>
      <text:p text:style-name="P6"><text:s text:c="12"/>[1] =&gt; test2</text:p>
      <text:p text:style-name="P6"><text:s text:c="12"/>[2] =&gt; test3</text:p>
      <text:p text:style-name="P6"><text:s text:c="8"/>)</text:p>
      <text:p text:style-name="P10"/>
      <text:p text:style-name="P6"><text:s text:c="4"/>[empty_array:protected] =&gt; Array</text:p>
      <text:p text:style-name="P6"><text:s text:c="8"/>(</text:p>
      <text:p text:style-name="P6"><text:s text:c="8"/>)</text:p>
      <text:p text:style-name="P10"/>
      <text:p text:style-name="P6">)</text:p>
      <text:p text:style-name="P10"/>
      <text:p text:style-name="P10"/>
      <text:p text:style-name="P6">######################################################################</text:p>
      <text:p text:style-name="P6"># Test 1: Serialization/Deserialization roundtrip </text:p>
      <text:p text:style-name="P6">######################################################################</text:p>
      <text:p text:style-name="P8">&lt;?xml version=<text:span text:style-name="T26">"1.0"</text:span> encoding=<text:span text:style-name="T26">"UTF-8"</text:span>?&gt;</text:p>
      <text:p text:style-name="P8">&lt;TestList&gt;</text:p>
      <text:p text:style-name="P6"><text:s text:c="2"/><text:span text:style-name="T25">&lt;Test&gt;</text:span>test1<text:span text:style-name="T25">&lt;/Test&gt;</text:span></text:p>
      <text:p text:style-name="P6"><text:s text:c="2"/><text:span text:style-name="T25">&lt;Test&gt;</text:span>test2<text:span text:style-name="T25">&lt;/Test&gt;</text:span></text:p>
      <text:p text:style-name="P6"><text:s text:c="2"/><text:span text:style-name="T25">&lt;Test&gt;</text:span>test3<text:span text:style-name="T25">&lt;/Test&gt;</text:span></text:p>
      <text:p text:style-name="P8">&lt;/TestList&gt;</text:p>
      <text:p text:style-name="P6">----------------------------------------------------------------------</text:p>
      <text:p text:style-name="P6"><text:span text:style-name="T25">&lt;pre&gt;</text:span>Own handler callback for deserialization<text:span text:style-name="T25">&lt;/pre&gt;</text:span>TestList Object</text:p>
      <text:p text:style-name="P6"><text:soft-page-break/>(</text:p>
      <text:p text:style-name="P6"><text:s text:c="4"/>[_elements:TestList:private] =&gt; </text:p>
      <text:p text:style-name="P6"><text:s text:c="4"/>[_elements:Doctrine\Common\Collections\ArrayCollection:private] =&gt; </text:p>
      <text:p text:style-name="P6">)</text:p>
      <text:p text:style-name="P10"/>
      <text:p text:style-name="P10"/>
      <text:p text:style-name="P6">######################################################################</text:p>
      <text:p text:style-name="P6"># Test 2: Serialization/Deserialization roundtrip</text:p>
      <text:p text:style-name="P6">######################################################################</text:p>
      <text:p text:style-name="P8">&lt;?xml version=<text:span text:style-name="T26">"1.0"</text:span> encoding=<text:span text:style-name="T26">"UTF-8"</text:span>?&gt;</text:p>
      <text:p text:style-name="P8">&lt;TestList2&gt;</text:p>
      <text:p text:style-name="P6"><text:s text:c="2"/><text:span text:style-name="T25">&lt;Test&gt;</text:span>test1<text:span text:style-name="T25">&lt;/Test&gt;</text:span></text:p>
      <text:p text:style-name="P6"><text:s text:c="2"/><text:span text:style-name="T25">&lt;Test&gt;</text:span>test2<text:span text:style-name="T25">&lt;/Test&gt;</text:span></text:p>
      <text:p text:style-name="P6"><text:s text:c="2"/><text:span text:style-name="T25">&lt;Test&gt;</text:span>test3<text:span text:style-name="T25">&lt;/Test&gt;</text:span></text:p>
      <text:p text:style-name="P8">&lt;/TestList2&gt;</text:p>
      <text:p text:style-name="P6">----------------------------------------------------------------------</text:p>
      <text:p text:style-name="P6">TestList2 Object</text:p>
      <text:p text:style-name="P6">(</text:p>
      <text:p text:style-name="P6"><text:s text:c="4"/>[_elements:TestList2:private] =&gt; </text:p>
      <text:p text:style-name="P6"><text:s text:c="4"/>[list:TestList2:private] =&gt; Doctrine\Common\Collections\ArrayCollection Object</text:p>
      <text:p text:style-name="P6"><text:s text:c="8"/>(</text:p>
      <text:p text:style-name="P6"><text:s text:c="12"/>[_elements:Doctrine\Common\Collections\ArrayCollection:private] =&gt; Array</text:p>
      <text:p text:style-name="P6"><text:s text:c="16"/>(</text:p>
      <text:p text:style-name="P6"><text:s text:c="20"/>[0] =&gt; test1</text:p>
      <text:p text:style-name="P6"><text:s text:c="20"/>[1] =&gt; test2</text:p>
      <text:p text:style-name="P6"><text:s text:c="20"/>[2] =&gt; test3</text:p>
      <text:p text:style-name="P6"><text:s text:c="16"/>)</text:p>
      <text:p text:style-name="P10"/>
      <text:p text:style-name="P6"><text:s text:c="8"/>)</text:p>
      <text:p text:style-name="P10"/>
      <text:p text:style-name="P6"><text:s text:c="4"/>[_elements:Doctrine\Common\Collections\ArrayCollection:private] =&gt; </text:p>
      <text:p text:style-name="P6">)</text:p>
      <text:p text:style-name="P10"/>
      <text:p text:style-name="P10"/>
      <text:p text:style-name="P6">######################################################################</text:p>
      <text:p text:style-name="P6"># Test 3: Serialization/Deserialization roundtrip</text:p>
      <text:p text:style-name="P6">######################################################################</text:p>
      <text:p text:style-name="P8">&lt;?xml version=<text:span text:style-name="T26">"1.0"</text:span> encoding=<text:span text:style-name="T26">"UTF-8"</text:span>?&gt;</text:p>
      <text:p text:style-name="P8">&lt;TestList3&gt;</text:p>
      <text:p text:style-name="P6"><text:s text:c="2"/><text:span text:style-name="T25">&lt;Test&gt;</text:span>test1<text:span text:style-name="T25">&lt;/Test&gt;</text:span></text:p>
      <text:p text:style-name="P6"><text:s text:c="2"/><text:span text:style-name="T25">&lt;Test&gt;</text:span>test2<text:span text:style-name="T25">&lt;/Test&gt;</text:span></text:p>
      <text:p text:style-name="P6"><text:s text:c="2"/><text:span text:style-name="T25">&lt;Test&gt;</text:span>test3<text:span text:style-name="T25">&lt;/Test&gt;</text:span></text:p>
      <text:p text:style-name="P8">&lt;/TestList3&gt;</text:p>
      <text:p text:style-name="P6">----------------------------------------------------------------------</text:p>
      <text:p text:style-name="P6">TestList3 Object</text:p>
      <text:p text:style-name="P6">(</text:p>
      <text:p text:style-name="P6"><text:s text:c="4"/>[list:protected] =&gt; Doctrine\Common\Collections\ArrayCollection Object</text:p>
      <text:p text:style-name="P6"><text:s text:c="8"/>(</text:p>
      <text:p text:style-name="P6"><text:s text:c="12"/>[_elements:Doctrine\Common\Collections\ArrayCollection:private] =&gt; Array</text:p>
      <text:p text:style-name="P6"><text:s text:c="16"/>(</text:p>
      <text:p text:style-name="P6"><text:s text:c="20"/>[0] =&gt; test1</text:p>
      <text:p text:style-name="P6"><text:s text:c="20"/>[1] =&gt; test2</text:p>
      <text:p text:style-name="P6"><text:s text:c="20"/>[2] =&gt; test3</text:p>
      <text:p text:style-name="P6"><text:s text:c="16"/>)</text:p>
      <text:p text:style-name="P10"/>
      <text:p text:style-name="P6"><text:s text:c="8"/>)</text:p>
      <text:p text:style-name="P10"/>
      <text:p text:style-name="P6"><text:s text:c="4"/>[_elements:CpsList:private] =&gt; </text:p>
      <text:p text:style-name="P6"><text:s text:c="4"/>[_elements:Doctrine\Common\Collections\ArrayCollection:private] =&gt; </text:p>
      <text:p text:style-name="P6">)</text:p>
      <text:p text:style-name="P6">----------------------------------------------------------------------</text:p>
      <text:p text:style-name="P7">&lt;?xml version=<text:span text:style-name="T26">"1.0"</text:span> encoding=<text:span text:style-name="T26">"UTF-8"</text:span>?&gt;</text:p>
      <text:p text:style-name="P7">&lt;TestList3&gt;</text:p>
      <text:p text:style-name="P5"><text:s text:c="2"/><text:span text:style-name="T25">&lt;Test&gt;</text:span>test1<text:span text:style-name="T25">&lt;/Test&gt;</text:span></text:p>
      <text:p text:style-name="P5"><text:s text:c="2"/><text:span text:style-name="T25">&lt;Test&gt;</text:span>test2<text:span text:style-name="T25">&lt;/Test&gt;</text:span></text:p>
      <text:p text:style-name="P5"><text:s text:c="2"/><text:span text:style-name="T25">&lt;Test&gt;</text:span>test3<text:span text:style-name="T25">&lt;/Test&gt;</text:span></text:p>
      <text:p text:style-name="P7">&lt;/TestList3&gt;</text:p>
      <text:p text:style-name="P9"/>
      <text:p text:style-name="P9"/>
      <text:p text:style-name="P5">######################################################################</text:p>
      <text:p text:style-name="P5"># Test 4: Serialization/Deserialization roundtrip</text:p>
      <text:p text:style-name="P5">######################################################################</text:p>
      <text:p text:style-name="P7">&lt;?xml version=<text:span text:style-name="T26">"1.0"</text:span> encoding=<text:span text:style-name="T26">"UTF-8"</text:span>?&gt;</text:p>
      <text:p text:style-name="P7">&lt;TestList4/&gt;</text:p>
      <text:p text:style-name="P5">----------------------------------------------------------------------</text:p>
      <text:p text:style-name="P5">TestList4 Object</text:p>
      <text:p text:style-name="P5">(</text:p>
      <text:p text:style-name="P5"><text:s text:c="4"/>[_elements:TestList4:private] =&gt; Array</text:p>
      <text:p text:style-name="P5"><text:soft-page-break/><text:s text:c="8"/>(</text:p>
      <text:p text:style-name="P5"><text:s text:c="8"/>)</text:p>
      <text:p text:style-name="P9"/>
      <text:p text:style-name="P5"><text:s text:c="4"/>[_elements:Doctrine\Common\Collections\ArrayCollection:private] =&gt; </text:p>
      <text:p text:style-name="P5">)</text:p>
      <text:p text:style-name="P5">----------------------------------------------------------------------</text:p>
      <text:p text:style-name="P7">&lt;?xml version=<text:span text:style-name="T26">"1.0"</text:span> encoding=<text:span text:style-name="T26">"UTF-8"</text:span>?&gt;</text:p>
      <text:p text:style-name="P4">&lt;TestList4/&gt;</text:p>
      <text:p text:style-name="P22"><text:span text:style-name="T23">Output formatted with </text:span><text:span text:style-name="T24">http://markup.su/highlighter .</text:span></text:p>
      <text:p text:style-name="P23"><text:span text:style-name="T13">The outputs </text:span><text:span text:style-name="T14">shows </text:span><text:span text:style-name="T13">the result of the serialization/deserialization </text:span><text:span text:style-name="T15">roundtrips of four different test cases</text:span><text:span text:style-name="T13">.</text:span></text:p>
      <text:p text:style-name="P18"><text:span text:style-name="T8">In the first test case </text:span><text:span text:style-name="T17">(#0)</text:span><text:span text:style-name="T8"> a model with some </text:span><text:span text:style-name="T16">flat</text:span><text:span text:style-name="T8"> members and two arrays is serialized and correctly converted back again.</text:span></text:p>
      <text:p text:style-name="P17"><text:span text:style-name="T8">In the second </text:span><text:span text:style-name="T17">and fifth</text:span><text:span text:style-name="T8"> test case</text:span><text:span text:style-name="T17">s</text:span><text:span text:style-name="T8"> </text:span><text:span text:style-name="T17">(#1, #4) </text:span><text:span text:style-name="T8">the model </text:span><text:span text:style-name="T17">is</text:span><text:span text:style-name="T8"> subclassing Doctrine's ArrayCollection </text:span><text:span text:style-name="T17">and</text:span><text:span text:style-name="T8"> there's a data loss </text:span><text:span text:style-name="T17">after the</text:span><text:span text:style-name="T8"> deserialization. </text:span><text:span text:style-name="T17">Test case #1 is using a virtual property while in test case #4</text:span><text:span text:style-name="T8"> </text:span><text:span text:style-name="T17">the member </text:span><text:span text:style-name="T32">$_elements</text:span><text:span text:style-name="T17"> of the ArrayCollection is overriden. However all the operations on </text:span><text:span text:style-name="T32">TestList4</text:span><text:span text:style-name="T17"> are applied on </text:span><text:span text:style-name="T32">$_elements</text:span><text:span text:style-name="T17"> of the superclass </text:span><text:span text:style-name="T18">which is the cause for an incomplete initialized object after the deserialization.</text:span></text:p>
      <text:p text:style-name="P19"><text:span text:style-name="T14">I</text:span><text:span text:style-name="T8">n the test cases #2 and #3 the models are still subclassing the ArrayCollection but they keep both an additionally annotated ArrayCollection </text:span><text:span text:style-name="T19">while all the manipulating operations are overriden to delegate the calls to the inner ArrayCollection object</text:span><text:span text:style-name="T8">. </text:span><text:span text:style-name="T19">By doing so the model definitions act like a proxy for the inner ArrayCollection which allows the XML serializer to properly do its job while the actual business logic can handle the models themselves as normal iterable ArrayCollections.</text:span></text:p>
      <text:p text:style-name="P20"><text:span text:style-name="T19">C</text:span><text:span text:style-name="T8">onclusion</text:span></text:p>
      <text:p text:style-name="P24"><text:span text:style-name="T14">Under certain conditions the serialized XML can always be converted back to </text:span><text:span text:style-name="T20">an equivalent</text:span><text:span text:style-name="T14"> object as used for the serialization </text:span><text:span text:style-name="T22">but for this the models must follow the pattern as implemented in </text:span><text:span text:style-name="T33">TestList2</text:span><text:span text:style-name="T22"> or </text:span><text:span text:style-name="T33">TestList3</text:span><text:span text:style-name="T22">.</text:span></text:p>
      <text:p text:style-name="P25"><text:span text:style-name="T20">As of now i</text:span><text:span text:style-name="T14">t's recommended to migrate the CPS code to the new serializer as it will improve the code quality e.g. the members </text:span><text:span text:style-name="T19">of all the models </text:span><text:span text:style-name="T14">can become private/protected </text:span><text:span text:style-name="T19">as they're not in the current development version </text:span><text:span text:style-name="T21">(SVN commit r4550)</text:span><text:span text:style-name="T19">.</text:span></text:p>
      <text:h text:style-name="Heading_20_1" text:outline-level="1">Notes</text:h>
      <text:p text:style-name="P12">Version 0.13.0 of the JMS Serializer is the last stable one but it has a bug which got reported <text:span text:style-name="T7">[0]</text:span> and which is <text:span text:style-name="T4">automatically</text:span> fixed by <text:span text:style-name="T1">init.sh</text:span> . </text:p>
      <text:p text:style-name="P13">By default the JMS Serializer uses CDATA blocks to wrap text elements. However the output above shows you a <text:span text:style-name="T5">clean</text:span> XML which was achieved by recod<text:span text:style-name="T6">ing</text:span> the XML by <text:span text:style-name="T1">SimpleXML</text:span>. <text:span text:style-name="T6">Until now there's no possibility to configure the serializer accordingly. There are feature requests and patches already so that future versions might support optional CDATA blocks, see [1,2].</text:span></text:p>
      <text:h text:style-name="Heading_20_1" text:outline-level="1">References</text:h>
      <text:p text:style-name="P2">[0] <text:span text:style-name="T6">https://github.com/schmittjoh/serializer/issues/191#issuecomment-29574472</text:span></text:p>
      <text:p text:style-name="P3"><text:span text:style-name="T6">[</text:span>1] https://github.com/schmittjoh/serializer/pull/119</text:p>
      <text:p text:style-name="P16"><text:span text:style-name="T10">[2] https://github.com/schmittjoh/serializer/pull/1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background-color="transparent" fo:padding="0.0201in" fo:border="0.06pt solid #000000"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03:37.075805272</meta:creation-date>
    <dc:date>2013-12-02T19:56:33.026619848</dc:date>
    <meta:editing-duration>PT2H5M53S</meta:editing-duration>
    <meta:editing-cycles>31</meta:editing-cycles>
    <meta:generator>LibreOffice/4.1.3.2$Linux_X86_64 LibreOffice_project/410m0$Build-2</meta:generator>
    <meta:document-statistic meta:table-count="0" meta:image-count="0" meta:object-count="0" meta:page-count="3" meta:paragraph-count="143" meta:word-count="636" meta:character-count="6615" meta:non-whitespace-character-count="5668"/>
  </office:meta>
</office:document-meta>
</file>